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4" style:family="paragraph" style:parent-style-name="Heading_20_1" style:list-style-name="WWNum1"/>
    <style:style style:name="P25" style:family="paragraph" style:parent-style-name="Heading_20_1" style:list-style-name="WWNum1">
      <style:paragraph-properties fo:break-before="auto" fo:break-after="auto"/>
    </style:style>
    <style:style style:name="P2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fo:color="#000000" fo:font-size="10pt" style:text-underline-style="none" fo:font-weight="bold" style:font-size-asian="10pt" style:font-weight-asian="bold" style:font-size-complex="10pt"/>
    </style:style>
    <style:style style:name="T20" style:family="text">
      <style:text-properties fo:color="#000000" style:text-underline-style="none" fo:font-weight="bold" style:font-weight-asian="bold"/>
    </style:style>
    <style:style style:name="T21" style:family="text">
      <style:text-properties style:text-underline-style="solid" style:text-underline-width="auto" style:text-underline-color="font-color" fo:font-weight="bold" style:font-weight-asian="bold"/>
    </style:style>
    <style:style style:name="T22" style:family="text">
      <style:text-properties fo:color="#1155cc" style:text-underline-style="solid" style:text-underline-width="auto" style:text-underline-color="font-color"/>
    </style:style>
    <style:style style:name="T23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bookmark text:name="_aczyuw2yex2w"/><text:span text:style-name="T1">Sistemes de gestió empresarial</text:span><text:span text:style-name="T2"><text:line-break/></text:span><text:span text:style-name="T3">UD 01. (Presencial) Activitats avaluables 01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tzat Setembre 2024</text:span></text:p>
      <text:p text:style-name="P4"><text:span text:style-name="T6">Llicència</text:span></text:p>
      <text:p text:style-name="P6"/>
      <text:p text:style-name="P5"><text:span text:style-name="T7">Reconeixement - No comercial - CompartirIgual</text:span><text:span text:style-name="T8">(BY-NC-SA):No es permet un ús comercial de l'obra original ni de les possibles obres derivades, la distribució de les quals s'ha de fer amb una llicència igual a la que regula l'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enció</text:span></text:p>
      <text:p text:style-name="P10"/>
      <text:p text:style-name="P9"><text:span text:style-name="T9"><text:s/>💬</text:span> <text:span text:style-name="T10">Interessant</text:span></text:p>
      <text:p text:style-name="P11"><text:span text:style-name="T13">Índex de contingut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soft-page-break/><text:a xlink:type="simple" xlink:href="#_dbh0n1vac4c8" text:style-name="Index_20_Link" text:visited-style-name="Index_20_Link"><text:span text:style-name="T17">1. Data d’entrega<text:tab/>3</text:span></text:a></text:p>
          <text:p text:style-name="P13"><text:a xlink:type="simple" xlink:href="#_qfvigfkovw3o" text:style-name="Index_20_Link" text:visited-style-name="Index_20_Link"><text:span text:style-name="T19">2. Referència<text:tab/>3</text:span></text:a></text:p>
          <text:p text:style-name="P13"><text:a xlink:type="simple" xlink:href="#_9maybllx2a09" text:style-name="Index_20_Link" text:visited-style-name="Index_20_Link"><text:span text:style-name="T17">3. Activitat 01<text:tab/>3</text:span></text:a></text:p>
          <text:p text:style-name="P13"><text:a xlink:type="simple" xlink:href="#_c56hiimpk9qr" text:style-name="Index_20_Link" text:visited-style-name="Index_20_Link"><text:span text:style-name="T17">4. Activitat 02<text:tab/>3</text:span></text:a></text:p>
          <text:p text:style-name="P13"><text:a xlink:type="simple" xlink:href="#_x3yy7qdtx2fm" text:style-name="Index_20_Link" text:visited-style-name="Index_20_Link"><text:span text:style-name="T17">5. Activitat 03<text:tab/>3</text:span></text:a></text:p>
          <text:p text:style-name="P13"><text:a xlink:type="simple" xlink:href="#_cdrmx1pnngtn" text:style-name="Index_20_Link" text:visited-style-name="Index_20_Link"><text:span text:style-name="T17">6. Activitat 04<text:tab/></text:span></text:a><text:span text:style-name="T18">3</text:span></text:p>
        </text:index-body>
      </text:table-of-content>
      <text:p text:style-name="P12"/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8"><text:span text:style-name="T14">UD01. Activitats avaluables (Presencial)</text:span></text:p>
      <text:list xml:id="list2152166041" text:style-name="WWNum1">
        <text:list-item>
          <text:p text:style-name="P25"><text:bookmark text:name="_dbh0n1vac4c8"/>Data d’entrega</text:p>
        </text:list-item>
      </text:list>
      <text:p text:style-name="Standard"><text:span text:style-name="T10">Data límit d'entrega: </text:span><text:span text:style-name="T21">Dilluns 30 de setembre a les 23:55.</text:span></text:p>
      <text:p text:style-name="Standard">L’activitat serà avaluada quan haja passat la data límit d’entrega.</text:p>
      <text:p text:style-name="P23"><text:span text:style-name="T11"><text:s/>❕</text:span><text:span text:style-name="T12"> </text:span><text:span text:style-name="T10">Atenció: </text:span>la data d'entrega no és prorrogable. Si no entregues en temps, la qualificació serà 0.</text:p>
      <text:list xml:id="list35651890445856" text:continue-numbering="true" text:style-name="WWNum1">
        <text:list-item>
          <text:p text:style-name="P25"><text:bookmark text:name="_qfvigfkovw3o"/><text:soft-page-break/>Referència</text:p>
        </text:list-item>
      </text:list>
      <text:p text:style-name="Standard">Com a material de referència per fer aquestes activitats, utilitza el material inclòs en <text:a xlink:type="simple" xlink:href="https://sergarb1.github.io/CursoIntroduccionADocker/" text:style-name="ListLabel_20_1" text:visited-style-name="ListLabel_20_1"><text:span text:style-name="T22">https://sergarb1.github.io/CursoIntroduccionADocker/</text:span></text:a> </text:p>
      <text:list xml:id="list35651860737209" text:continue-numbering="true" text:style-name="WWNum1">
        <text:list-item>
          <text:p text:style-name="P25"><text:bookmark text:name="_9maybllx2a09"/>Activitat 01</text:p>
        </text:list-item>
      </text:list>
      <text:p text:style-name="P10">Crea un compte (si no el tens) en <text:a xlink:type="simple" xlink:href="https://github.com" text:style-name="ListLabel_20_1" text:visited-style-name="ListLabel_20_1"><text:span text:style-name="T22">https://github.com</text:span></text:a> . Una vegada creat, fes un repositori privat al qual podràs cridar “SistemesGestioEmpresarial” o un nom similar. </text:p>
      <text:p text:style-name="P10">Hauràs de compartir aquest repositori amb l’usuari de github “sergarb1”.</text:p>
      <text:p text:style-name="P23"><text:span text:style-name="T11"><text:s/>❕</text:span><text:span text:style-name="T12"> </text:span><text:span text:style-name="T10">Atenció 1: </text:span><text:s/>és molt important que el repositori siga privat, per tal d’evitar una hipotètica còpia d’altres alumnes.</text:p>
      <text:p text:style-name="P10"/>
      <text:p text:style-name="P23"><text:span text:style-name="T11"><text:s/>❕</text:span><text:span text:style-name="T12"> </text:span><text:span text:style-name="T10">Atenció 2: </text:span>utilitzarem eixe repositori tot el curs i et podrà servir en el futur de “portfolio” per a mostrar el teu treball.</text:p>
      <text:p text:style-name="P10"/>
      <text:list xml:id="list35652734181506" text:continue-numbering="true" text:style-name="WWNum1">
        <text:list-item>
          <text:p text:style-name="P24"><text:bookmark text:name="_c56hiimpk9qr"/>Activitat 02</text:p>
        </text:list-item>
      </text:list>
      <text:p text:style-name="P10">Fes un document, amb portada i índex, per a demostrar que has fet tots els casos pràctics d'aquesta unitat (des de la part 03 fins a la part 07). Per cada cas pràctic, hauràs de penjar una o diverses captures demostrant que ho has realitzat. Si cal, a més de les captures, hauràs d'acompanyar les d’una explicació, per tal que jo com a professor sàpiga que realment ho has fet :) Qualsevol dubte o puntualització/truquet que trobes interessant, comparteix al fòrum.</text:p>
      <text:list xml:id="list35651656618120" text:continue-numbering="true" text:style-name="WWNum1">
        <text:list-item>
          <text:p text:style-name="P24"><text:bookmark text:name="_x3yy7qdtx2fm"/>Activitat 03</text:p>
        </text:list-item>
      </text:list>
      <text:p text:style-name="P10">Llegiu el còmic de “Kubernetes” que està disponible en la següent URL: <text:a xlink:type="simple" xlink:href="https://cloud.google.com/kubernetes-engine/kubernetes-comic?hl=es-419" text:style-name="ListLabel_20_1" text:visited-style-name="ListLabel_20_1"><text:span text:style-name="T22">https://cloud.google.com/kubernetes-engine/kubernetes-comic?hl=es-419</text:span></text:a> (o en el PDF Adjunt si falla l’enllaç). Inclou al document de l’activitat anterior un apartat resumint en un màxim de 8 línies que és Kubernetes i perquè raons pot ser útil.</text:p>
      <text:list xml:id="list35651737967344" text:continue-numbering="true" text:style-name="WWNum1">
        <text:list-item>
          <text:p text:style-name="P24"><text:bookmark text:name="_cdrmx1pnngtn"/>Activitat 04</text:p>
        </text:list-item>
      </text:list>
      <text:p text:style-name="Standard">Puja el document generat en les activitats 2 i 3 al repositori privat creat a l'activitat 1. Quan estiga tot llest, envia l'URL del repositori al professor mitjançant la tasca creada per a l'entrega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1. Activitats avaluables</text:span></text:p>
      </style:header>
      <style:footer>
        <text:p text:style-name="MP4"><text:span text:style-name="MT1">Sistemes de gestió empresarial<text:tab/><text:tab/>UD01 - Pà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38" meta:word-count="433" meta:character-count="2726" meta:non-whitespace-character-count="2324"/>
    <meta:generator>LibreOfficeDev/6.0.5.2$Linux_X86_64 LibreOffice_project/</meta:generator>
  </office:meta>
</office:document-meta>
</file>